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51e5" officeooo:paragraph-rsid="001d51e5"/>
    </style:style>
    <style:style style:name="P2" style:family="paragraph" style:parent-style-name="Preformatted_20_Text">
      <style:text-properties officeooo:rsid="001d51e5" officeooo:paragraph-rsid="001d51e5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ount words </text:p>
      <text:p text:style-name="P2">2. Unique words</text:p>
      <text:p text:style-name="P2">3. Group By !!!!!!</text:p>
      <text:p text:style-name="P1">4. Spam and Eggs</text:p>
      <text:p text:style-name="P1">5. Reduce file path</text:p>
      <text:p text:style-name="P2">6. Word from a^nb^n</text:p>
      <text:p text:style-name="P1">7. Simplify fractions</text:p>
      <text:p text:style-name="P1">8. Sort array of fractions</text:p>
      <text:p text:style-name="P1">9. Fibonacci lists</text:p>
      <text:p text:style-name="P1">10. Is member of nth fibonacci lists</text:p>
      <text:p text:style-name="P1">11. Goldbach Conjecture</text:p>
      <text:p text:style-name="P1">12. Magic Square</text:p>
      <text:p text:style-name="P1">13. Is sudoku solved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9T01:20:58.977949171</dc:date>
    <meta:document-statistic meta:table-count="0" meta:image-count="0" meta:object-count="0" meta:page-count="1" meta:paragraph-count="13" meta:word-count="50" meta:character-count="263" meta:non-whitespace-character-count="225"/>
    <meta:generator>LibreOffice/4.2.6.3$Linux_X86_64 LibreOffice_project/420m0$Build-3</meta:generator>
  </office:meta>
</office:document-meta>
</file>